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officeooo:rsid="0008403e" officeooo:paragraph-rsid="0008403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officeooo:rsid="0008f0c2" officeooo:paragraph-rsid="0008f0c2"/>
    </style:style>
    <style:style style:name="P6" style:family="paragraph" style:parent-style-name="Standard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officeooo:paragraph-rsid="0008f0c2"/>
    </style:style>
    <style:style style:name="P9" style:family="paragraph" style:parent-style-name="Standard" style:list-style-name="WWNum1">
      <loext:graphic-properties draw:fill="none"/>
      <style:paragraph-properties fo:margin-left="1in" fo:margin-right="0in" fo:margin-top="0in" fo:margin-bottom="0in" loext:contextual-spacing="true" fo:text-indent="-0.25in" style:auto-text-indent="false" fo:background-color="transparent"/>
      <style:text-properties officeooo:rsid="0008f0c2" officeooo:paragraph-rsid="0008f0c2"/>
    </style:style>
    <style:style style:name="P10" style:family="paragraph" style:parent-style-name="Standard">
      <loext:graphic-properties draw:fill="none"/>
      <style:paragraph-properties fo:margin-left="1in" fo:margin-right="0in" fo:margin-top="0in" fo:margin-bottom="0in" loext:contextual-spacing="true" fo:text-indent="-0.25in" style:auto-text-indent="false" fo:background-color="transparent"/>
      <style:text-properties officeooo:rsid="0008f0c2" officeooo:paragraph-rsid="0008f0c2"/>
    </style:style>
    <style:style style:name="P11" style:family="paragraph" style:parent-style-name="Standard">
      <style:paragraph-properties fo:margin-left="1in" fo:margin-right="0in" fo:margin-top="0in" fo:margin-bottom="0in" loext:contextual-spacing="true" fo:text-indent="-0.25in" style:auto-text-indent="false"/>
      <style:text-properties officeooo:paragraph-rsid="0008f0c2"/>
    </style:style>
    <style:style style:name="P12" style:family="paragraph" style:parent-style-name="Standard" style:list-style-name="WWNum1" style:master-page-name="">
      <loext:graphic-properties draw:fill="none"/>
      <style:paragraph-properties fo:margin-left="1in" fo:margin-right="0in" fo:margin-top="0in" fo:margin-bottom="0in" loext:contextual-spacing="true" fo:text-indent="-0.25in" style:auto-text-indent="false" style:page-number="auto" fo:background-color="transparent"/>
      <style:text-properties officeooo:rsid="0008f0c2" officeooo:paragraph-rsid="0008f0c2"/>
    </style:style>
    <style:style style:name="T1" style:family="text">
      <style:text-properties officeooo:rsid="000840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icipant Survey</text:p>
      <text:p text:style-name="P1">Dear Participant, </text:p>
      <text:p text:style-name="P1">Thank you so much for taking your time to fill out this questionnaire. Your answers will constitute as important data for my project <text:span text:style-name="T1">concerning Leap Motion Gesture Recognition. </text:span>If you feel uncomfortable about a question, you do not have to answer it. </text:p>
      <text:p text:style-name="P1">-------------------------------------------------------------------------------------------------------------------------------</text:p>
      <text:list xml:id="list3488768570" text:style-name="WWNum1">
        <text:list-item>
          <text:p text:style-name="P4">What is your gender? </text:p>
          <text:list>
            <text:list-item>
              <text:p text:style-name="P7">Male </text:p>
            </text:list-item>
            <text:list-item>
              <text:p text:style-name="P7">Female</text:p>
            </text:list-item>
          </text:list>
        </text:list-item>
      </text:list>
      <text:p text:style-name="P6"/>
      <text:list xml:id="list200220933312583" text:continue-numbering="true" text:style-name="WWNum1">
        <text:list-item>
          <text:p text:style-name="P4">What is your age?</text:p>
          <text:list>
            <text:list-item>
              <text:p text:style-name="P7">Teenager</text:p>
            </text:list-item>
            <text:list-item>
              <text:p text:style-name="P7">Young Adult </text:p>
            </text:list-item>
            <text:list-item>
              <text:p text:style-name="P7">Middle Age</text:p>
            </text:list-item>
            <text:list-item>
              <text:p text:style-name="P8">Elderly</text:p>
            </text:list-item>
          </text:list>
        </text:list-item>
      </text:list>
      <text:p text:style-name="P11"/>
      <text:list xml:id="list200219464341225" text:continue-numbering="true" text:style-name="WWNum1">
        <text:list-item>
          <text:p text:style-name="P5">Do you think the vertical readjustment of the user’s hand is helpful?</text:p>
          <text:list>
            <text:list-item>
              <text:p text:style-name="P12">Yes</text:p>
            </text:list-item>
            <text:list-item>
              <text:p text:style-name="P9">No</text:p>
            </text:list-item>
          </text:list>
        </text:list-item>
      </text:list>
      <text:p text:style-name="P10"/>
      <text:list xml:id="list200220936419090" text:continue-numbering="true" text:style-name="WWNum1">
        <text:list-item>
          <text:p text:style-name="P5">Any other comments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02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7-08-22T20:01:56.693000000</dc:date>
    <meta:editing-duration>PT7M17S</meta:editing-duration>
    <meta:editing-cycles>3</meta:editing-cycles>
    <meta:document-statistic meta:table-count="0" meta:image-count="0" meta:object-count="0" meta:page-count="1" meta:paragraph-count="16" meta:word-count="92" meta:character-count="617" meta:non-whitespace-character-count="548"/>
  </office:meta>
</office:document-meta>
</file>